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Default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Ż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ylwester</text:p>
          </table:table-cell>
          <table:table-cell table:style-name="ce2" office:value-type="string" calcext:value-type="string">
            <text:p>Ziół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Ziel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Zawadz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Za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Zakr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Zają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Wyso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Wrób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Wróbe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ójc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Woźnia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o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Wojciech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gata</text:p>
          </table:table-cell>
          <table:table-cell table:style-name="ce2" office:value-type="string" calcext:value-type="string">
            <text:p>Włodar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Wi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rtur</text:p>
          </table:table-cell>
          <table:table-cell table:style-name="ce2" office:value-type="string" calcext:value-type="string">
            <text:p>Wiśni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Wil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Wierzb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Wieczo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eso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Wawrzynia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asi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Wal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Urb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Urb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EMilia</text:p>
          </table:table-cell>
          <table:table-cell table:style-name="ce2" office:value-type="string" calcext:value-type="string">
            <text:p>To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To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Tomas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Szy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rosław</text:p>
          </table:table-cell>
          <table:table-cell table:style-name="ce2" office:value-type="string" calcext:value-type="string">
            <text:p>Szym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Szul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Sze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Szczep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Szczep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Stępień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Sta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Stankiewic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Soko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Sob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Siko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Sikor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Saw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ad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Ru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rosław</text:p>
          </table:table-cell>
          <table:table-cell table:style-name="ce2" office:value-type="string" calcext:value-type="string">
            <text:p>Przyby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Po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iot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ietr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Piąt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Pias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2" office:value-type="string" calcext:value-type="string">
            <text:p>Paw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Pawl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Paw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Ost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Or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Ols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Now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Nowa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Now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Now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Nawro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usia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Edyta</text:p>
          </table:table-cell>
          <table:table-cell table:style-name="ce2" office:value-type="string" calcext:value-type="string">
            <text:p>Much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Mró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Mikołajczy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ciej</text:p>
          </table:table-cell>
          <table:table-cell table:style-name="ce2" office:value-type="string" calcext:value-type="string">
            <text:p>Micha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Micha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zur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azu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arkiewic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Marci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Mali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Ma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rosław</text:p>
          </table:table-cell>
          <table:table-cell table:style-name="ce2" office:value-type="string" calcext:value-type="string">
            <text:p>Ma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Macie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Łu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Li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Lip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Lewand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zymon</text:p>
          </table:table-cell>
          <table:table-cell table:style-name="ce2" office:value-type="string" calcext:value-type="string">
            <text:p>Leszczy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Las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Kwia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Kucha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b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Krup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Kr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ó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ra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Koz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Kozio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ylwia</text:p>
          </table:table-cell>
          <table:table-cell table:style-name="ce2" office:value-type="string" calcext:value-type="string">
            <text:p>Ko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Kowa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owal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Kowa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Kowalczy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opeć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ja</text:p>
          </table:table-cell>
          <table:table-cell table:style-name="ce2" office:value-type="string" calcext:value-type="string">
            <text:p>Kołodziej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Kołodzie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Kaźmier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rosław</text:p>
          </table:table-cell>
          <table:table-cell table:style-name="ce2" office:value-type="string" calcext:value-type="string">
            <text:p>Karp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ani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Kam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Kali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aczma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aczmar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Jóźw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Jawo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Jastrzęb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Jas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Jaros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Jan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Jan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Jakub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Jabło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Ignaczy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Igna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Ignacz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Ignaczk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Ignac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2" office:value-type="string" calcext:value-type="string">
            <text:p>Ignacz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Igna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Henrys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Henry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Grab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ó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ór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łow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Ga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Fran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Erazmu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Erazi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Erat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neta</text:p>
          </table:table-cell>
          <table:table-cell table:style-name="ce2" office:value-type="string" calcext:value-type="string">
            <text:p>Era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Era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ziedzi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ud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Dud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Dom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Domagał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Dobrowo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Dąb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Czerw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Czarn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Czaj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Cieś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ciej</text:p>
          </table:table-cell>
          <table:table-cell table:style-name="ce2" office:value-type="string" calcext:value-type="string">
            <text:p>Ciesie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2" office:value-type="string" calcext:value-type="string">
            <text:p>Chojn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Szymon</text:p>
          </table:table-cell>
          <table:table-cell table:style-name="ce2" office:value-type="string" calcext:value-type="string">
            <text:p>Chmie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rzoz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Brzez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Bo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Bor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Błasz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Bą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Bara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r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Andrze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Adam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Żaneta</text:p>
          </table:table-cell>
          <table:table-cell table:style-name="ce2" office:value-type="string" calcext:value-type="string">
            <text:p>Ada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order="descending" table:data-type="automatic"/>
          </table:sort>
        </table:database-range>
        <table:database-range table:name="__Anonymous_Sheet_DB__1" table:target-range-address="Alfabetycznie.A1:Alfabetycznie.I166">
          <table:sort table:target-range-address="Egzaminy.A1"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Alfabetycznie.A1:Alfabetycznie.I1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8:54.11262517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5:51.503403598</dc:date>
    <meta:generator>LibreOffice/5.4.2.2$Linux_X86_64 LibreOffice_project/40m0$Build-2</meta:generator>
    <meta:editing-duration>PT26M15S</meta:editing-duration>
    <meta:editing-cycles>8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